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6">
      <style:table-cell-properties fo:border-top="2pt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7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7.6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7"/>
        <table:table-column table:style-name="co3" table:default-cell-style-name="ce18"/>
        <table:table-column table:style-name="co2" table:default-cell-style-name="ce16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1"/>
          <table:table-cell office:value-type="string" table:style-name="ce1">
            <text:p>ВЕС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750" table:style-name="ce10">
            <text:p>750</text:p>
          </table:table-cell>
          <table:table-cell table:style-name="ce1"/>
          <table:table-cell office:value-type="float" office:value="750" table:formula="of:=[.E2]" table:style-name="ce1">
            <text:p>75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250" table:style-name="ce10">
            <text:p>250</text:p>
          </table:table-cell>
          <table:table-cell table:style-name="ce1"/>
          <table:table-cell office:value-type="float" office:value="250" table:formula="of:=[.E4]" table:style-name="ce1">
            <text:p>2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650" table:style-name="ce10">
            <text:p>650</text:p>
          </table:table-cell>
          <table:table-cell table:style-name="ce1"/>
          <table:table-cell office:value-type="float" office:value="650" table:formula="of:=[.E5]" table:style-name="ce1">
            <text:p>6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43 <text:s/>Ветчина Нежная ТМ Особый рецепт, п/а, 0,4кг <text:s text:c="3"/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90" table:style-name="ce10">
            <text:p>90</text:p>
          </table:table-cell>
          <table:table-cell table:style-name="ce1"/>
          <table:table-cell office:value-type="float" office:value="90" table:formula="of:=[.E7]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5 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9]" table:style-name="ce1">
            <text:p>3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10]" table:style-name="ce1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шт</text:p>
          </table:table-cell>
          <table:table-cell office:value-type="float" office:value="12.8" table:formula="of:=[.E11]*0.4" table:style-name="ce1">
            <text:p>12,8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90" table:style-name="ce10">
            <text:p>90</text:p>
          </table:table-cell>
          <table:table-cell table:style-name="ce1"/>
          <table:table-cell office:value-type="float" office:value="90" table:formula="of:=[.E12]" table:style-name="ce1">
            <text:p>9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1 <text:s text:c="2"/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14]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style-name="ce1"/>
          <table:table-cell office:value-type="float" office:value="0" table:formula="of:=[.E1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2 <text:s/>Колбаса Докторская стародворская, ВЕС, ВсхЗв <text:s text:c="2"/>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30" table:style-name="ce10">
            <text:p>130</text:p>
          </table:table-cell>
          <table:table-cell table:style-name="ce1"/>
          <table:table-cell office:value-type="float" office:value="130" table:formula="of:=[.E21]" table:style-name="ce1">
            <text:p>1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300" table:style-name="ce10">
            <text:p>300</text:p>
          </table:table-cell>
          <table:table-cell table:style-name="ce1"/>
          <table:table-cell office:value-type="float" office:value="300" table:formula="of:=[.E22]" table:style-name="ce1">
            <text:p>3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table:style-name="ce10"/>
          <table:table-cell table:style-name="ce1"/>
          <table:table-cell office:value-type="float" office:value="0" table:formula="of:=[.E23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24]" table:style-name="ce1">
            <text:p>1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25]" table:style-name="ce1">
            <text:p>1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26]" table:style-name="ce1">
            <text:p>10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27]" table:style-name="ce1">
            <text:p>1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3" table:style-name="ce10">
            <text:p>3</text:p>
          </table:table-cell>
          <table:table-cell table:style-name="ce1"/>
          <table:table-cell office:value-type="float" office:value="3" table:formula="of:=[.E29]" table:style-name="ce1">
            <text:p>3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table:style-name="ce10"/>
          <table:table-cell table:style-name="ce1"/>
          <table:table-cell office:value-type="float" office:value="0" table:formula="of:=[.E32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3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style-name="ce10"/>
          <table:table-cell table:style-name="ce1"/>
          <table:table-cell office:value-type="float" office:value="0" table:formula="of:=[.E33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table:style-name="ce10"/>
          <table:table-cell table:style-name="ce1"/>
          <table:table-cell office:value-type="float" office:value="0" table:formula="of:=[.E34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table:style-name="ce1"/>
          <table:table-cell office:value-type="float" office:value="0" table:formula="of:=[.E35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65 <text:s/>Колбаса Балыкбургская, ВЕС, ТМ Баварушка <text:s/>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office:value-type="float" office:value="200" table:formula="of:=[.E36]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37]" table:style-name="ce1">
            <text:p>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4 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38]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0"/>
          <table:table-cell table:style-name="ce1"/>
          <table:table-cell office:value-type="float" office:value="0" table:formula="of:=[.E4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41]" table:style-name="ce1">
            <text:p>8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office:value-type="float" office:value="200" table:formula="of:=[.E43]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100" table:style-name="ce10">
            <text:p>1100</text:p>
          </table:table-cell>
          <table:table-cell table:style-name="ce1"/>
          <table:table-cell office:value-type="float" office:value="1100" table:formula="of:=[.E44]" table:style-name="ce1">
            <text:p>11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45]" table:style-name="ce1">
            <text:p>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48]" table:style-name="ce1">
            <text:p>1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style-name="ce1"/>
          <table:table-cell office:value-type="float" office:value="0" table:formula="of:=[.E49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50]" table:style-name="ce1">
            <text:p>1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5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52]" table:style-name="ce1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office:value-type="float" office:value="15" table:style-name="ce16">
            <text:p>15</text:p>
          </table:table-cell>
          <table:table-cell table:style-name="ce1"/>
          <table:table-cell office:value-type="float" office:value="15" table:formula="of:=[.E53]" table:style-name="ce1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office:value-type="float" office:value="25" table:style-name="ce16">
            <text:p>25</text:p>
          </table:table-cell>
          <table:table-cell table:style-name="ce1"/>
          <table:table-cell office:value-type="float" office:value="25" table:formula="of:=[.E54]" table:style-name="ce1">
            <text:p>25</text:p>
          </table:table-cell>
          <table:table-cell table:number-columns-repeated="16377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4625" table:formula="of:=SUM([.E2:.E54])" table:style-name="ce16">
            <text:p>4625</text:p>
          </table:table-cell>
          <table:table-cell table:style-name="ce1"/>
          <table:table-cell office:value-type="float" office:value="4605.8" table:formula="of:=SUM([.G2:.G54])" table:style-name="ce16">
            <text:p>4605,8</text:p>
          </table:table-cell>
          <table:table-cell table:number-columns-repeated="16377"/>
        </table:table-row>
        <table:table-row table:number-rows-repeated="8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4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  <number:text> ₽</number:text>
    </number:number-style>
    <number:number-style style:name="N37" number:language="ru" number:country="RU">
      <number:number number:decimal-places="2" number:min-integer-digits="1"/>
    </number:number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8-06T07:52:59Z</dc:date>
    <meta:print-date>2024-07-02T10:41:14Z</meta:print-date>
    <meta:editing-cycles>102</meta:editing-cycles>
    <meta:editing-duration>PT120447S</meta:editing-duration>
  </office:meta>
</office:document-meta>
</file>